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ddweb@JLP-012:~$ sudo /opt/lampp/lampp start</text:p>
      <text:p text:style-name="Standard">[sudo] password for addweb: </text:p>
      <text:p text:style-name="Standard">Starting XAMPP for Linux 8.0.11-2...</text:p>
      <text:p text:style-name="Standard">XAMPP: Starting Apache...ok.</text:p>
      <text:p text:style-name="Standard">XAMPP: Starting MySQL...ok.</text:p>
      <text:p text:style-name="Standard">XAMPP: Starting ProFTPD...ok.</text:p>
      <text:p text:style-name="Standard">addweb@JLP-012:~$ <text:s/>/opt/lampp/bin/mysql -u root -p</text:p>
      <text:p text:style-name="Standard">Enter password: </text:p>
      <text:p text:style-name="Standard">Welcome to the MariaDB monitor. <text:s/>Commands end with ; or \g.</text:p>
      <text:p text:style-name="Standard">Your MariaDB connection id is 9</text:p>
      <text:p text:style-name="Standard">Server version: 10.4.21-MariaDB Source distribution</text:p>
      <text:p text:style-name="Standard"/>
      <text:p text:style-name="Standard">Copyright (c) 2000, 2018, Oracle, MariaDB Corporation Ab and others.</text:p>
      <text:p text:style-name="Standard"/>
      <text:p text:style-name="Standard">Type 'help;' or '\h' for help. Type '\c' to clear the current input statement.</text:p>
      <text:p text:style-name="Standard"/>
      <text:p text:style-name="Standard">MariaDB [(none)]&gt; show databases</text:p>
      <text:p text:style-name="Standard"><text:s text:c="4"/>-&gt; show databases;</text:p>
      <text:p text:style-name="Standard">ERROR 1064 (42000): You have an error in your SQL syntax; check the manual that corresponds to your MariaDB server version for the right syntax to use near 'show databases' at line 2</text:p>
      <text:p text:style-name="Standard">MariaDB [(none)]&gt; show databases;</text:p>
      <text:p text:style-name="Standard">+--------------------+</text:p>
      <text:p text:style-name="Standard">| Database <text:s text:c="10"/>|</text:p>
      <text:p text:style-name="Standard">+--------------------+</text:p>
      <text:p text:style-name="Standard">| information_schema |</text:p>
      <text:p text:style-name="Standard">| jewellery <text:s text:c="9"/>|</text:p>
      <text:p text:style-name="Standard">| jewellwery <text:s text:c="8"/>|</text:p>
      <text:p text:style-name="Standard">| my <text:s text:c="16"/>|</text:p>
      <text:p text:style-name="Standard">| mysql <text:s text:c="13"/>|</text:p>
      <text:p text:style-name="Standard">| org <text:s text:c="15"/>|</text:p>
      <text:p text:style-name="Standard">| performance_schema |</text:p>
      <text:p text:style-name="Standard">| phpmyadmin <text:s text:c="8"/>|</text:p>
      <text:p text:style-name="Standard">| test <text:s text:c="14"/>|</text:p>
      <text:p text:style-name="Standard">+--------------------+</text:p>
      <text:p text:style-name="Standard">9 rows in set (0.003 sec)</text:p>
      <text:p text:style-name="Standard"/>
      <text:p text:style-name="Standard">MariaDB [(none)]&gt; use my</text:p>
      <text:p text:style-name="Standard">Reading table information for completion of table and column names</text:p>
      <text:p text:style-name="Standard">You can turn off this feature to get a quicker startup with -A</text:p>
      <text:p text:style-name="Standard"/>
      <text:p text:style-name="Standard">Database changed</text:p>
      <text:p text:style-name="Standard">MariaDB [my]&gt; show tables;</text:p>
      <text:p text:style-name="Standard">+--------------+</text:p>
      <text:p text:style-name="Standard">| Tables_in_my |</text:p>
      <text:p text:style-name="Standard">+--------------+</text:p>
      <text:p text:style-name="Standard">| detail <text:s text:c="6"/>|</text:p>
      <text:p text:style-name="Standard">| student <text:s text:c="5"/>|</text:p>
      <text:p text:style-name="Standard">| supervisor <text:s text:c="2"/>|</text:p>
      <text:p text:style-name="Standard">+--------------+</text:p>
      <text:p text:style-name="Standard">3 rows in set (0.001 sec)</text:p>
      <text:p text:style-name="Standard"/>
      <text:p text:style-name="Standard">MariaDB [my]&gt; create table people(age int, name varchar(150));</text:p>
      <text:p text:style-name="Standard"><text:soft-page-break/>Query OK, 0 rows affected (0.009 sec)</text:p>
      <text:p text:style-name="Standard"/>
      <text:p text:style-name="Standard">MariaDB [my]&gt; show tables;</text:p>
      <text:p text:style-name="Standard">+--------------+</text:p>
      <text:p text:style-name="Standard">| Tables_in_my |</text:p>
      <text:p text:style-name="Standard">+--------------+</text:p>
      <text:p text:style-name="Standard">| detail <text:s text:c="6"/>|</text:p>
      <text:p text:style-name="Standard">| people <text:s text:c="6"/>|</text:p>
      <text:p text:style-name="Standard">| student <text:s text:c="5"/>|</text:p>
      <text:p text:style-name="Standard">| supervisor <text:s text:c="2"/>|</text:p>
      <text:p text:style-name="Standard">+--------------+</text:p>
      <text:p text:style-name="Standard">4 rows in set (0.001 sec)</text:p>
      <text:p text:style-name="Standard"/>
      <text:p text:style-name="Standard">MariaDB [my]&gt; show columns people;</text:p>
      <text:p text:style-name="Standard">ERROR 1064 (42000): You have an error in your SQL syntax; check the manual that corresponds to your MariaDB server version for the right syntax to use near 'people' at line 1</text:p>
      <text:p text:style-name="Standard">MariaDB [my]&gt; desc</text:p>
      <text:p text:style-name="Standard"><text:s text:c="4"/>-&gt; desc;</text:p>
      <text:p text:style-name="Standard">ERROR 1064 (42000): You have an error in your SQL syntax; check the manual that corresponds to your MariaDB server version for the right syntax to use near 'desc' at line 2</text:p>
      <text:p text:style-name="Standard">MariaDB [my]&gt; desc;</text:p>
      <text:p text:style-name="Standard">ERROR 1064 (42000): You have an error in your SQL syntax; check the manual that corresponds to your MariaDB server version for the right syntax to use near '' at line 1</text:p>
      <text:p text:style-name="Standard">MariaDB [my]&gt; select * from people;</text:p>
      <text:p text:style-name="Standard">Empty set (0.003 sec)</text:p>
      <text:p text:style-name="Standard"/>
      <text:p text:style-name="Standard">MariaDB [my]&gt; show people</text:p>
      <text:p text:style-name="Standard"><text:s text:c="4"/>-&gt; show people;</text:p>
      <text:p text:style-name="Standard">ERROR 1064 (42000): You have an error in your SQL syntax; check the manual that corresponds to your MariaDB server version for the right syntax to use near 'people</text:p>
      <text:p text:style-name="Standard">show people' at line 2</text:p>
      <text:p text:style-name="Standard">MariaDB [my]&gt; show people;</text:p>
      <text:p text:style-name="Standard">ERROR 1064 (42000): You have an error in your SQL syntax; check the manual that corresponds to your MariaDB server version for the right syntax to use near 'people' at line 1</text:p>
      <text:p text:style-name="Standard">MariaDB [my]&gt; delimiter $$</text:p>
      <text:p text:style-name="Standard">MariaDB [my]&gt; create function daily_wages(wage decimal(10,2))</text:p>
      <text:p text:style-name="Standard"><text:s text:c="4"/>-&gt; retutn decimal(10,2)</text:p>
      <text:p text:style-name="Standard"><text:s text:c="4"/>-&gt; deterministic</text:p>
      <text:p text:style-name="Standard"><text:s text:c="4"/>-&gt; begin</text:p>
      <text:p text:style-name="Standard"><text:s text:c="4"/>-&gt; declare daily_wage decimal(10,2);</text:p>
      <text:p text:style-name="Standard"><text:s text:c="4"/>-&gt; set daily_wage = wage *8;</text:p>
      <text:p text:style-name="Standard"><text:s text:c="4"/>-&gt; return(daily_wage);</text:p>
      <text:p text:style-name="Standard"><text:s text:c="4"/>-&gt; end $$</text:p>
      <text:p text:style-name="Standard">ERROR 1064 (42000): You have an error in your SQL syntax; check the manual that corresponds to your MariaDB server version for the right syntax to use near 'retutn decimal(10,2)</text:p>
      <text:p text:style-name="Standard">deterministic</text:p>
      <text:p text:style-name="Standard">begin</text:p>
      <text:p text:style-name="Standard">declare daily_wage decimal(10,2);</text:p>
      <text:p text:style-name="Standard">se...' at line 2</text:p>
      <text:p text:style-name="Standard">MariaDB [my]&gt; create function daily_wages(wage decimal(10,2)) returns decimal(10,2) deterministic begin declare daily_wage decimal(10,2); set daily_wage = wage *8; return(daily_wage); end$$</text:p>
      <text:p text:style-name="Standard"><text:soft-page-break/>Query OK, 0 rows affected (0.004 sec)</text:p>
      <text:p text:style-name="Standard"/>
      <text:p text:style-name="Standard">MariaDB [my]&gt; delimiter ;</text:p>
      <text:p text:style-name="Standard">MariaDB [my]&gt; select daily_wages(50);</text:p>
      <text:p text:style-name="Standard">+-----------------+</text:p>
      <text:p text:style-name="Standard">| daily_wages(50) |</text:p>
      <text:p text:style-name="Standard">+-----------------+</text:p>
      <text:p text:style-name="Standard">| <text:s text:c="9"/>400.00 |</text:p>
      <text:p text:style-name="Standard">+-----------------+</text:p>
      <text:p text:style-name="Standard">1 row in set (0.001 sec)</text:p>
      <text:p text:style-name="Standard"/>
      <text:p text:style-name="Standard">MariaDB [my]&gt; delimiter //</text:p>
      <text:p text:style-name="Standard">MariaDB [my]&gt; create trigger agecheck before insert on people for each row if new.age&lt;0 </text:p>
      <text:p text:style-name="Standard"><text:s text:c="4"/>-&gt; then set new.age =0; </text:p>
      <text:p text:style-name="Standard"><text:s text:c="4"/>-&gt; end if;//</text:p>
      <text:p text:style-name="Standard">Query OK, 0 rows affected (0.005 sec)</text:p>
      <text:p text:style-name="Standard"/>
      <text:p text:style-name="Standard">MariaDB [my]&gt; delimiter ;</text:p>
      <text:p text:style-name="Standard">MariaDB [my]&gt; insert into people values (-20,'sid'),(30,'josh');</text:p>
      <text:p text:style-name="Standard">Query OK, 2 rows affected (0.003 sec)</text:p>
      <text:p text:style-name="Standard">Records: 2 <text:s/>Duplicates: 0 <text:s/>Warnings: 0</text:p>
      <text:p text:style-name="Standard"/>
      <text:p text:style-name="Standard">MariaDB [my]&gt; select *from people;</text:p>
      <text:p text:style-name="Standard">+------+------+</text:p>
      <text:p text:style-name="Standard">| age <text:s/>| name |</text:p>
      <text:p text:style-name="Standard">+------+------+</text:p>
      <text:p text:style-name="Standard">| <text:s text:c="3"/>0 | sid <text:s/>|</text:p>
      <text:p text:style-name="Standard">| <text:s text:c="2"/>30 | josh |</text:p>
      <text:p text:style-name="Standard">+------+------+</text:p>
      <text:p text:style-name="Standard">2 rows in set (0.001 sec)</text:p>
      <text:p text:style-name="Standard"/>
      <text:p text:style-name="Standard">MariaDB [my]&gt; create table candidate(id int primary key, name varchar(70)not null, email varchar(243), birthdate date);</text:p>
      <text:p text:style-name="Standard">Query OK, 0 rows affected (0.009 sec)</text:p>
      <text:p text:style-name="Standard"/>
      <text:p text:style-name="Standard">MariaDB [my]&gt; create table alert(id int,canid int, msg varchar(200)not null,primary key(id,canid));</text:p>
      <text:p text:style-name="Standard">Query OK, 0 rows affected (0.011 sec)</text:p>
      <text:p text:style-name="Standard"/>
      <text:p text:style-name="Standard">MariaDB [my]&gt; delimiter //</text:p>
      <text:p text:style-name="Standard">MariaDB [my]&gt; create trigger after_member_insert</text:p>
      <text:p text:style-name="Standard"><text:s text:c="4"/>-&gt; after insert</text:p>
      <text:p text:style-name="Standard"><text:s text:c="4"/>-&gt; on candidate for each row </text:p>
      <text:p text:style-name="Standard"><text:s text:c="4"/>-&gt; begin </text:p>
      <text:p text:style-name="Standard"><text:s text:c="4"/>-&gt; if new.birthdate is null then</text:p>
      <text:p text:style-name="Standard"><text:s text:c="4"/>-&gt; insert into alert(canid,msg)</text:p>
      <text:p text:style-name="Standard"><text:s text:c="4"/>-&gt; value(new.id.concat('hi',new.name','please update your date of birth'));</text:p>
      <text:p text:style-name="Standard"><text:s text:c="4"/>'&gt; end if;</text:p>
      <text:p text:style-name="Standard"><text:s text:c="4"/>'&gt; end //</text:p>
      <text:p text:style-name="Standard"><text:s text:c="4"/>'&gt; value(new.id,concat('hi',new.name','please update your date of birth'));</text:p>
      <text:p text:style-name="Standard"><text:s text:c="4"/>-&gt; end if;</text:p>
      <text:p text:style-name="Standard"><text:s text:c="4"/>-&gt; end //</text:p>
      <text:p text:style-name="Standard"><text:soft-page-break/>ERROR 1064 (42000): You have an error in your SQL syntax; check the manual that corresponds to your MariaDB server version for the right syntax to use near '('hi',new.name','please update your date of birth'));</text:p>
      <text:p text:style-name="Standard">end if;</text:p>
      <text:p text:style-name="Standard">end //</text:p>
      <text:p text:style-name="Standard">value(ne...' at line 7</text:p>
      <text:p text:style-name="Standard">MariaDB [my]&gt; create trigger after_member_insert after insert on candidate for each row <text:s/>begin <text:s/>if new.birthdate is null then insert into alert(canid,msg <text:s text:c="56"/>values(new.id,concat('hi',new.name','please update your date of birth')); end if; end//</text:p>
      <text:p text:style-name="Standard"><text:s text:c="4"/>'&gt; create trigger after_member_insert after insert on candidate for each row <text:s/>begin <text:s/>if new.birthdate is null then insert into alert(canid,msg) <text:s text:c="62"/>values(new.id,concat('hi',new.name','please update your date of birth')); end if; end//</text:p>
      <text:p text:style-name="Standard">ERROR 1064 (42000): You have an error in your SQL syntax; check the manual that corresponds to your MariaDB server version for the right syntax to use near 'values(new.id,concat('hi',new.name','please update your date of birth')); end...' at line 2</text:p>
      <text:p text:style-name="Standard">MariaDB [my]&gt; create trigger after_member_insert after insert on candidate for each row <text:s/>begin <text:s/>if new.birthdate is null then insert into alert(canid,msg values(new.id,concat('hi',new.name','please update your date of birth')); end if; end//</text:p>
      <text:p text:style-name="Standard">create trigger after_member_insert after insert on candidate for each row <text:s/>begin <text:s/>if new.birthdate is null then insert into alert(canid,msg) </text:p>
      <text:p text:style-name="Standard">values(new.id,concat('hi',new.name','please update your date of birth')); end if; end //</text:p>
      <text:p text:style-name="Standard">ERROR 1064 (42000): You have an error in your SQL syntax; check the manual that corresponds to your MariaDB server version for the right syntax to use near 'values(new.id,concat('hi',new.name','please update your date of birth')); end...' at line 1</text:p>
      <text:p text:style-name="Standard">MariaDB [my]&gt; create trigger after_member_insert after insert on candidate for each row <text:s/>begin <text:s/>if new.birthdate is null then insert into alert(canid,msg values(new.id,concat('hi',new.name','please update your date of birth')); end if; end//</text:p>
      <text:p text:style-name="Standard">create trigger after_member_insert after insert on candidate for each row <text:s/>begin <text:s/>if new.birthdate is null then insert into alert(canid,msg) </text:p>
      <text:p text:style-name="Standard">values(new.id,concat('hi',new.name','please update your date of birth')); end if ; end //</text:p>
      <text:p text:style-name="Standard">ERROR 1064 (42000): You have an error in your SQL syntax; check the manual that corresponds to your MariaDB server version for the right syntax to use near 'values(new.id,concat('hi',new.name','please update your date of birth')); end...' at line 1</text:p>
      <text:p text:style-name="Standard">MariaDB [my]&gt; create trigger after_member_insert after insert on candidate for each row <text:s/>begin <text:s/>if new.birthdate is null then insert into alert(canid,msg values(new.id,concat('hi',new.name','please update your date of birth')); end if; end//</text:p>
      <text:p text:style-name="Standard">create trigger after_member_insert after insert on candidate for each row <text:s/>begin <text:s/>if new.birthdate is null then insert into alert(id,canid,msg)</text:p>
      <text:p text:style-name="Standard">values(1,new.id,concat('hi',new.name','please update your date of birth')); end if ; end//</text:p>
      <text:p text:style-name="Standard">ERROR 1064 (42000): You have an error in your SQL syntax; check the manual that corresponds to your MariaDB server version for the right syntax to use near 'values(new.id,concat('hi',new.name','please update your date of birth')); end...' at line 1</text:p>
      <text:p text:style-name="Standard">MariaDB [my]&gt; alter table alert(id int auto_increment ,canid int, msg varchar(200)not null,primary key(id,canid));</text:p>
      <text:p text:style-name="Standard"><text:s text:c="4"/>-&gt; alter table alert(id int auto_increment ,canid int, msg varchar(200)not null,primary key(id,canid))//</text:p>
      <text:p text:style-name="Standard">ERROR 1064 (42000): You have an error in your SQL syntax; check the manual that corresponds to your MariaDB server version for the right syntax to use near '(id int auto_increment ,canid int, msg varchar(200)not null,primary key(id,ca...' at line 1</text:p>
      <text:p text:style-name="Standard">MariaDB [my]&gt; alter table alert(id int auto_increment ,canid int, msg varchar(200)not null,primary key(id,canid))//</text:p>
      <text:p text:style-name="Standard"><text:soft-page-break/>ERROR 1064 (42000): You have an error in your SQL syntax; check the manual that corresponds to your MariaDB server version for the right syntax to use near '(id int auto_increment ,canid int, msg varchar(200)not null,primary key(id,ca...' at line 1</text:p>
      <text:p text:style-name="Standard">MariaDB [my]&gt; delete alert</text:p>
      <text:p text:style-name="Standard"><text:s text:c="4"/>-&gt; //</text:p>
      <text:p text:style-name="Standard">ERROR 1064 (42000): You have an error in your SQL syntax; check the manual that corresponds to your MariaDB server version for the right syntax to use near '' at line 1</text:p>
      <text:p text:style-name="Standard">MariaDB [my]&gt; delete alert//</text:p>
      <text:p text:style-name="Standard">ERROR 1064 (42000): You have an error in your SQL syntax; check the manual that corresponds to your MariaDB server version for the right syntax to use near '' at line 1</text:p>
      <text:p text:style-name="Standard">MariaDB [my]&gt; delimiter ;</text:p>
      <text:p text:style-name="Standard">MariaDB [my]&gt; delete alert</text:p>
      <text:p text:style-name="Standard"><text:s text:c="4"/>-&gt; ;</text:p>
      <text:p text:style-name="Standard">ERROR 1064 (42000): You have an error in your SQL syntax; check the manual that corresponds to your MariaDB server version for the right syntax to use near '' at line 1</text:p>
      <text:p text:style-name="Standard">MariaDB [my]&gt; delete alert;</text:p>
      <text:p text:style-name="Standard">ERROR 1064 (42000): You have an error in your SQL syntax; check the manual that corresponds to your MariaDB server version for the right syntax to use near '' at line 1</text:p>
      <text:p text:style-name="Standard">MariaDB [my]&gt; drop alert;</text:p>
      <text:p text:style-name="Standard">ERROR 1064 (42000): You have an error in your SQL syntax; check the manual that corresponds to your MariaDB server version for the right syntax to use near 'alert' at line 1</text:p>
      <text:p text:style-name="Standard">MariaDB [my]&gt; show tables</text:p>
      <text:p text:style-name="Standard"><text:s text:c="4"/>-&gt; ;</text:p>
      <text:p text:style-name="Standard">+--------------+</text:p>
      <text:p text:style-name="Standard">| Tables_in_my |</text:p>
      <text:p text:style-name="Standard">+--------------+</text:p>
      <text:p text:style-name="Standard">| alert <text:s text:c="7"/>|</text:p>
      <text:p text:style-name="Standard">| candidate <text:s text:c="3"/>|</text:p>
      <text:p text:style-name="Standard">| detail <text:s text:c="6"/>|</text:p>
      <text:p text:style-name="Standard">| people <text:s text:c="6"/>|</text:p>
      <text:p text:style-name="Standard">| student <text:s text:c="5"/>|</text:p>
      <text:p text:style-name="Standard">| supervisor <text:s text:c="2"/>|</text:p>
      <text:p text:style-name="Standard">+--------------+</text:p>
      <text:p text:style-name="Standard">6 rows in set (0.001 sec)</text:p>
      <text:p text:style-name="Standard"/>
      <text:p text:style-name="Standard">MariaDB [my]&gt; drop table alert;</text:p>
      <text:p text:style-name="Standard">Query OK, 0 rows affected (0.006 sec)</text:p>
      <text:p text:style-name="Standard"/>
      <text:p text:style-name="Standard">MariaDB [my]&gt; drop table candidate</text:p>
      <text:p text:style-name="Standard"><text:s text:c="4"/>-&gt; ;</text:p>
      <text:p text:style-name="Standard">Query OK, 0 rows affected (0.006 sec)</text:p>
      <text:p text:style-name="Standard"/>
      <text:p text:style-name="Standard">MariaDB [my]&gt; create table candidate(id int primary key auto_increment, name varchar(70)not null, email varchar(243), birthdate date);</text:p>
      <text:p text:style-name="Standard">Query OK, 0 rows affected (0.009 sec)</text:p>
      <text:p text:style-name="Standard"/>
      <text:p text:style-name="Standard">MariaDB [my]&gt; create table alert(id int auto_increment,canid int, msg varchar(200)not null,primary key(id,canid));</text:p>
      <text:p text:style-name="Standard">Query OK, 0 rows affected (0.012 sec)</text:p>
      <text:p text:style-name="Standard"/>
      <text:p text:style-name="Standard">MariaDB [my]&gt; delimiter //</text:p>
      <text:p text:style-name="Standard"><text:soft-page-break/>MariaDB [my]&gt; create trigger after_member_insert after insert on candidate for each row <text:s/>begin <text:s/>if new.birthdate is null then insert into alert(canid,msg) <text:s text:c="55"/>values(new.id,concat('hi',new.name','please update your date of birth')); end if; end//</text:p>
      <text:p text:style-name="Standard"><text:s text:c="4"/>'&gt; create trigger after_member_insert after insert on candidate for each row <text:s/>begin <text:s/>if new.birthdate is null then insert into alert(canid,msg)</text:p>
      <text:p text:style-name="Standard">values(new.id,concat('hi','new.name','please update your date of birth')); end if; end//</text:p>
      <text:p text:style-name="Standard"><text:s text:c="4"/>'&gt; create trigger after_member_insert//</text:p>
      <text:p text:style-name="Standard"><text:s text:c="4"/>'&gt; ;</text:p>
      <text:p text:style-name="Standard"><text:s text:c="4"/>'&gt; ;</text:p>
      <text:p text:style-name="Standard"><text:s text:c="4"/>'&gt; //</text:p>
      <text:p text:style-name="Standard"><text:s text:c="4"/>'&gt; exit</text:p>
      <text:p text:style-name="Standard"><text:s text:c="4"/>'&gt; exit/</text:p>
      <text:p text:style-name="Standard"><text:s text:c="4"/>'&gt; create trigger after_member_insert after insert on candidate for each row <text:s/>begin <text:s/>if new.birthdate is null then insert into alert(canid,msg)</text:p>
      <text:p text:style-name="Standard">values(new.id,concat('hi',new.name,'please update your date of birth')); end if; end//</text:p>
      <text:p text:style-name="Standard"><text:s text:c="4"/>'&gt; Ctrl-C -- exit!</text:p>
      <text:p text:style-name="Standard">Aborted</text:p>
      <text:p text:style-name="Standard">addweb@JLP-012:~$ sudo /opt/lampp/lampp start</text:p>
      <text:p text:style-name="Standard">[sudo] password for addweb: </text:p>
      <text:p text:style-name="Standard">Sorry, try again.</text:p>
      <text:p text:style-name="Standard">[sudo] password for addweb: </text:p>
      <text:p text:style-name="Standard">Starting XAMPP for Linux 8.0.11-2...</text:p>
      <text:p text:style-name="Standard">XAMPP: Starting Apache...already running.</text:p>
      <text:p text:style-name="Standard">XAMPP: Starting MySQL...already running.</text:p>
      <text:p text:style-name="Standard">XAMPP: Starting ProFTPD...already running.</text:p>
      <text:p text:style-name="Standard">addweb@JLP-012:~$ sudo /opt/lampp/bin/mysql -u root -p</text:p>
      <text:p text:style-name="Standard">Enter password: </text:p>
      <text:p text:style-name="Standard">Welcome to the MariaDB monitor. <text:s/>Commands end with ; or \g.</text:p>
      <text:p text:style-name="Standard">Your MariaDB connection id is 10</text:p>
      <text:p text:style-name="Standard">Server version: 10.4.21-MariaDB Source distribution</text:p>
      <text:p text:style-name="Standard"/>
      <text:p text:style-name="Standard">Copyright (c) 2000, 2018, Oracle, MariaDB Corporation Ab and others.</text:p>
      <text:p text:style-name="Standard"/>
      <text:p text:style-name="Standard">Type 'help;' or '\h' for help. Type '\c' to clear the current input statement.</text:p>
      <text:p text:style-name="Standard"/>
      <text:p text:style-name="Standard">MariaDB [(none)]&gt; use my</text:p>
      <text:p text:style-name="Standard">Reading table information for completion of table and column names</text:p>
      <text:p text:style-name="Standard">You can turn off this feature to get a quicker startup with -A</text:p>
      <text:p text:style-name="Standard"/>
      <text:p text:style-name="Standard">Database changed</text:p>
      <text:p text:style-name="Standard">MariaDB [my]&gt; show tables;</text:p>
      <text:p text:style-name="Standard">+--------------+</text:p>
      <text:p text:style-name="Standard">| Tables_in_my |</text:p>
      <text:p text:style-name="Standard">+--------------+</text:p>
      <text:p text:style-name="Standard">| alert <text:s text:c="7"/>|</text:p>
      <text:p text:style-name="Standard">| candidate <text:s text:c="3"/>|</text:p>
      <text:p text:style-name="Standard">| detail <text:s text:c="6"/>|</text:p>
      <text:p text:style-name="Standard">| people <text:s text:c="6"/>|</text:p>
      <text:p text:style-name="Standard">| student <text:s text:c="5"/>|</text:p>
      <text:p text:style-name="Standard">| supervisor <text:s text:c="2"/>|</text:p>
      <text:p text:style-name="Standard">+--------------+</text:p>
      <text:p text:style-name="Standard">6 rows in set (0.001 sec)</text:p>
      <text:p text:style-name="Standard"><text:soft-page-break/></text:p>
      <text:p text:style-name="Standard">MariaDB [my]&gt; delimiter //</text:p>
      <text:p text:style-name="Standard">MariaDB [my]&gt; create trigger after_member_insert</text:p>
      <text:p text:style-name="Standard"><text:s text:c="4"/>-&gt; after insert</text:p>
      <text:p text:style-name="Standard"><text:s text:c="4"/>-&gt; on candidate for each row begin if new.birthdate is null then</text:p>
      <text:p text:style-name="Standard"><text:s text:c="4"/>-&gt; insert into alert(canid,msg)</text:p>
      <text:p text:style-name="Standard"><text:s text:c="4"/>-&gt; values(new.id,concat('hi',new.name,',please update yourdate of birth.'));</text:p>
      <text:p text:style-name="Standard"><text:s text:c="4"/>-&gt; end if;</text:p>
      <text:p text:style-name="Standard"><text:s text:c="4"/>-&gt; end //</text:p>
      <text:p text:style-name="Standard">Query OK, 0 rows affected (0.004 sec)</text:p>
      <text:p text:style-name="Standard"/>
      <text:p text:style-name="Standard">MariaDB [my]&gt; delimiter ;</text:p>
      <text:p text:style-name="Standard">MariaDB [my]&gt; insert into candidate (name,email,birthdate)values('mansi sharma','m@gmail.com',null);</text:p>
      <text:p text:style-name="Standard">Query OK, 1 row affected (0.003 sec)</text:p>
      <text:p text:style-name="Standard"/>
      <text:p text:style-name="Standard">MariaDB [my]&gt; select * from alert;</text:p>
      <text:p text:style-name="Standard">+----+-------+-------------------------------------------------+</text:p>
      <text:p text:style-name="Standard">| id | canid | msg <text:s text:c="44"/>|</text:p>
      <text:p text:style-name="Standard">+----+-------+-------------------------------------------------+</text:p>
      <text:p text:style-name="Standard">| <text:s/>1 | <text:s text:c="4"/>1 | himansi sharma,please update yourdate of birth. |</text:p>
      <text:p text:style-name="Standard">+----+-------+-------------------------------------------------+</text:p>
      <text:p text:style-name="Standard">1 row in set (0.000 sec)</text:p>
      <text:p text:style-name="Standard"/>
      <text:p text:style-name="Standard">MariaDB [my]&gt; insert into person values(25,'mansi'),(20,'khushi');</text:p>
      <text:p text:style-name="Standard">ERROR 1146 (42S02): Table 'my.person' doesn't exist</text:p>
      <text:p text:style-name="Standard">MariaDB [my]&gt; show tables</text:p>
      <text:p text:style-name="Standard"><text:s text:c="4"/>-&gt; ;</text:p>
      <text:p text:style-name="Standard">+--------------+</text:p>
      <text:p text:style-name="Standard">| Tables_in_my |</text:p>
      <text:p text:style-name="Standard">+--------------+</text:p>
      <text:p text:style-name="Standard">| alert <text:s text:c="7"/>|</text:p>
      <text:p text:style-name="Standard">| candidate <text:s text:c="3"/>|</text:p>
      <text:p text:style-name="Standard">| detail <text:s text:c="6"/>|</text:p>
      <text:p text:style-name="Standard">| people <text:s text:c="6"/>|</text:p>
      <text:p text:style-name="Standard">| student <text:s text:c="5"/>|</text:p>
      <text:p text:style-name="Standard">| supervisor <text:s text:c="2"/>|</text:p>
      <text:p text:style-name="Standard">+--------------+</text:p>
      <text:p text:style-name="Standard">6 rows in set (0.001 sec)</text:p>
      <text:p text:style-name="Standard"/>
      <text:p text:style-name="Standard">MariaDB [my]&gt; insert into people values(25,'mansi'),(20,'khushi');</text:p>
      <text:p text:style-name="Standard">Query OK, 2 rows affected (0.002 sec)</text:p>
      <text:p text:style-name="Standard">Records: 2 <text:s/>Duplicates: 0 <text:s/>Warnings: 0</text:p>
      <text:p text:style-name="Standard"/>
      <text:p text:style-name="Standard">MariaDB [my]&gt; delimiter //</text:p>
      <text:p text:style-name="Standard">MariaDB [my]&gt; create trigger people_bu before update</text:p>
      <text:p text:style-name="Standard"><text:s text:c="4"/>-&gt; on person</text:p>
      <text:p text:style-name="Standard"><text:s text:c="4"/>-&gt; for each row</text:p>
      <text:p text:style-name="Standard"><text:s text:c="4"/>-&gt; if new.age&lt;18 then</text:p>
      <text:p text:style-name="Standard"><text:s text:c="4"/>-&gt; signal sqlstate '50002' set message_text='person must be older than 18.';</text:p>
      <text:p text:style-name="Standard"><text:s text:c="4"/>-&gt; end of ; //</text:p>
      <text:p text:style-name="Standard"><text:soft-page-break/>ERROR 1064 (42000): You have an error in your SQL syntax; check the manual that corresponds to your MariaDB server version for the right syntax to use near 'of' at line 6</text:p>
      <text:p text:style-name="Standard">MariaDB [my]&gt; create trigger people_bu before update on person for each row if new.age&lt;18 then signal sqlstate '50002' set message_text='person must be older than 18.'; end if ;//</text:p>
      <text:p text:style-name="Standard">ERROR 1146 (42S02): Table 'my.person' doesn't exist</text:p>
      <text:p text:style-name="Standard">MariaDB [my]&gt; create trigger people_bu before update on people for each row if new.age&lt;18 then signal sqlstate '50002' set message_text='person must be older than 18.'; end if ;//</text:p>
      <text:p text:style-name="Standard">Query OK, 0 rows affected (0.004 sec)</text:p>
      <text:p text:style-name="Standard"/>
      <text:p text:style-name="Standard">MariaDB [my]&gt; delimiter ;</text:p>
      <text:p text:style-name="Standard">MariaDB [my]&gt; update people set age = 17 where name='mansi';</text:p>
      <text:p text:style-name="Standard">ERROR 1644 (50002): person must be older than 18.</text:p>
      <text:p text:style-name="Standard">MariaDB [my]&gt; create table avg(age int);</text:p>
      <text:p text:style-name="Standard">Query OK, 0 rows affected (0.009 sec)</text:p>
      <text:p text:style-name="Standard"/>
      <text:p text:style-name="Standard">MariaDB [my]&gt; insert into people values(30,'giriraj'),(39,'saroj');</text:p>
      <text:p text:style-name="Standard">Query OK, 2 rows affected (0.002 sec)</text:p>
      <text:p text:style-name="Standard">Records: 2 <text:s/>Duplicates: 0 <text:s/>Warnings: 0</text:p>
      <text:p text:style-name="Standard"/>
      <text:p text:style-name="Standard">MariaDB [my]&gt; delimiter //</text:p>
      <text:p text:style-name="Standard">MariaDB [my]&gt; create trigger person_au after update </text:p>
      <text:p text:style-name="Standard"><text:s text:c="4"/>-&gt; on people</text:p>
      <text:p text:style-name="Standard"><text:s text:c="4"/>-&gt; for each row</text:p>
      <text:p text:style-name="Standard"><text:s text:c="4"/>-&gt; update avg set age = (select avg(age) from people;//</text:p>
      <text:p text:style-name="Standard">ERROR 1064 (42000): You have an error in your SQL syntax; check the manual that corresponds to your MariaDB server version for the right syntax to use near '' at line 4</text:p>
      <text:p text:style-name="Standard">MariaDB [my]&gt; create trigger person_au after update <text:s/>on people for each row update avg set age = (select avg(age) from people);//</text:p>
      <text:p text:style-name="Standard">Query OK, 0 rows affected (0.005 sec)</text:p>
      <text:p text:style-name="Standard"/>
      <text:p text:style-name="Standard">MariaDB [my]&gt; update people set age = 21 where name = 'giriraj';</text:p>
      <text:p text:style-name="Standard"><text:s text:c="4"/>-&gt; //</text:p>
      <text:p text:style-name="Standard">Query OK, 1 row affected (0.004 sec)</text:p>
      <text:p text:style-name="Standard">Rows matched: 1 <text:s/>Changed: 1 <text:s/>Warnings: 0</text:p>
      <text:p text:style-name="Standard"/>
      <text:p text:style-name="Standard">MariaDB [my]&gt; delimiter ;</text:p>
      <text:p text:style-name="Standard">MariaDB [my]&gt; select * from avg;</text:p>
      <text:p text:style-name="Standard">Empty set (0.000 sec)</text:p>
      <text:p text:style-name="Standard"/>
      <text:p text:style-name="Standard">MariaDB [my]&gt; select * from people;</text:p>
      <text:p text:style-name="Standard">+------+---------+</text:p>
      <text:p text:style-name="Standard">| age <text:s/>| name <text:s text:c="3"/>|</text:p>
      <text:p text:style-name="Standard">+------+---------+</text:p>
      <text:p text:style-name="Standard">| <text:s text:c="3"/>0 | sid <text:s text:c="4"/>|</text:p>
      <text:p text:style-name="Standard">| <text:s text:c="2"/>30 | josh <text:s text:c="3"/>|</text:p>
      <text:p text:style-name="Standard">| <text:s text:c="2"/>25 | mansi <text:s text:c="2"/>|</text:p>
      <text:p text:style-name="Standard">| <text:s text:c="2"/>20 | khushi <text:s/>|</text:p>
      <text:p text:style-name="Standard">| <text:s text:c="2"/>21 | giriraj |</text:p>
      <text:p text:style-name="Standard">| <text:s text:c="2"/>39 | saroj <text:s text:c="2"/>|</text:p>
      <text:p text:style-name="Standard">+------+---------+</text:p>
      <text:p text:style-name="Standard">6 rows in set (0.000 sec)</text:p>
      <text:p text:style-name="Standard"/>
      <text:p text:style-name="Standard"><text:soft-page-break/>MariaDB [my]&gt; create table per(agr int, name varchar(50));</text:p>
      <text:p text:style-name="Standard">Query OK, 0 rows affected (0.009 sec)</text:p>
      <text:p text:style-name="Standard"/>
      <text:p text:style-name="Standard">MariaDB [my]&gt; insert into people values(32,'champu'),(22,'tanu');</text:p>
      <text:p text:style-name="Standard">Query OK, 2 rows affected (0.002 sec)</text:p>
      <text:p text:style-name="Standard">Records: 2 <text:s/>Duplicates: 0 <text:s/>Warnings: 0</text:p>
      <text:p text:style-name="Standard"/>
      <text:p text:style-name="Standard">MariaDB [my]&gt; delimiter //</text:p>
      <text:p text:style-name="Standard">MariaDB [my]&gt; create trigger people_bd before delete</text:p>
      <text:p text:style-name="Standard"><text:s text:c="4"/>-&gt; on people</text:p>
      <text:p text:style-name="Standard"><text:s text:c="4"/>-&gt; for each row</text:p>
      <text:p text:style-name="Standard"><text:s text:c="4"/>-&gt; insert into per (agr,name)</text:p>
      <text:p text:style-name="Standard"><text:s text:c="4"/>-&gt; values(old.agr,old.name); //</text:p>
      <text:p text:style-name="Standard">ERROR 1054 (42S22): Unknown column 'agr' in 'OLD'</text:p>
      <text:p text:style-name="Standard">MariaDB [my]&gt; alter table per(age int, name varchar(50));</text:p>
      <text:p text:style-name="Standard"><text:s text:c="4"/>-&gt; //</text:p>
      <text:p text:style-name="Standard">ERROR 1064 (42000): You have an error in your SQL syntax; check the manual that corresponds to your MariaDB server version for the right syntax to use near '(age int, name varchar(50))' at line 1</text:p>
      <text:p text:style-name="Standard">MariaDB [my]&gt; alter table per(age int, name varchar(50))//</text:p>
      <text:p text:style-name="Standard">ERROR 1064 (42000): You have an error in your SQL syntax; check the manual that corresponds to your MariaDB server version for the right syntax to use near '(age int, name varchar(50))' at line 1</text:p>
      <text:p text:style-name="Standard">MariaDB [my]&gt; drop table per//</text:p>
      <text:p text:style-name="Standard">Query OK, 0 rows affected (0.006 sec)</text:p>
      <text:p text:style-name="Standard"/>
      <text:p text:style-name="Standard">MariaDB [my]&gt; delimiter ;</text:p>
      <text:p text:style-name="Standard">MariaDB [my]&gt; create table pere(age int, name varchar(50));</text:p>
      <text:p text:style-name="Standard">Query OK, 0 rows affected (0.010 sec)</text:p>
      <text:p text:style-name="Standard"/>
      <text:p text:style-name="Standard">MariaDB [my]&gt; delimiter //</text:p>
      <text:p text:style-name="Standard">MariaDB [my]&gt; create trigger people_bd before delete</text:p>
      <text:p text:style-name="Standard"><text:s text:c="4"/>-&gt; on people</text:p>
      <text:p text:style-name="Standard"><text:s text:c="4"/>-&gt; for each row </text:p>
      <text:p text:style-name="Standard"><text:s text:c="4"/>-&gt; insert into per(age,name) values(old.age,old.name); </text:p>
      <text:p text:style-name="Standard"><text:s text:c="4"/>-&gt; //</text:p>
      <text:p text:style-name="Standard">Query OK, 0 rows affected (0.005 sec)</text:p>
      <text:p text:style-name="Standard"/>
      <text:p text:style-name="Standard">MariaDB [my]&gt; delimiter ;</text:p>
      <text:p text:style-name="Standard">MariaDB [my]&gt; delete from where name = 'mansi';</text:p>
      <text:p text:style-name="Standard">ERROR 1064 (42000): You have an error in your SQL syntax; check the manual that corresponds to your MariaDB server version for the right syntax to use near 'where name = 'mansi'' at line 1</text:p>
      <text:p text:style-name="Standard">MariaDB [my]&gt; insert into people values(32,'champu'),(22,'tanu');</text:p>
      <text:p text:style-name="Standard">Query OK, 2 rows affected (0.002 sec)</text:p>
      <text:p text:style-name="Standard">Records: 2 <text:s/>Duplicates: 0 <text:s/>Warnings: 0</text:p>
      <text:p text:style-name="Standard"/>
      <text:p text:style-name="Standard">MariaDB [my]&gt; delete from where name = 'tanu';</text:p>
      <text:p text:style-name="Standard">ERROR 1064 (42000): You have an error in your SQL syntax; check the manual that corresponds to your MariaDB server version for the right syntax to use near 'where name = 'tanu'' at line 1</text:p>
      <text:p text:style-name="Standard">MariaDB [my]&gt; insert into people values(32,'champu'),(22,'tanu');</text:p>
      <text:p text:style-name="Standard">Query OK, 2 rows affected (0.002 sec)</text:p>
      <text:p text:style-name="Standard">Records: 2 <text:s/>Duplicates: 0 <text:s/>Warnings: 0</text:p>
      <text:p text:style-name="Standard"/>
      <text:p text:style-name="Standard">MariaDB [my]&gt; delimiter //</text:p>
      <text:p text:style-name="Standard"><text:soft-page-break/>MariaDB [my]&gt; create trigger people_bdo before delete on people for each row <text:s/>insert into per(age,name) values(old.age,old.name);//</text:p>
      <text:p text:style-name="Standard">Query OK, 0 rows affected (0.006 sec)</text:p>
      <text:p text:style-name="Standard"/>
      <text:p text:style-name="Standard">MariaDB [my]&gt; create trigger people_bod before delete on people for each row <text:s/>insert into pere(age,name) values(old.age,old.name);//</text:p>
      <text:p text:style-name="Standard">Query OK, 0 rows affected (0.004 sec)</text:p>
      <text:p text:style-name="Standard"/>
      <text:p text:style-name="Standard">MariaDB [my]&gt; delimiter ;</text:p>
      <text:p text:style-name="Standard">MariaDB [my]&gt; select* from pere;</text:p>
      <text:p text:style-name="Standard">Empty set (0.000 sec)</text:p>
      <text:p text:style-name="Standard"/>
      <text:p text:style-name="Standard">MariaDB [my]&gt; drop table pere;</text:p>
      <text:p text:style-name="Standard">Query OK, 0 rows affected (0.006 sec)</text:p>
      <text:p text:style-name="Standard"/>
      <text:p text:style-name="Standard">MariaDB [my]&gt; show tables</text:p>
      <text:p text:style-name="Standard"><text:s text:c="4"/>-&gt; ;</text:p>
      <text:p text:style-name="Standard">+--------------+</text:p>
      <text:p text:style-name="Standard">| Tables_in_my |</text:p>
      <text:p text:style-name="Standard">+--------------+</text:p>
      <text:p text:style-name="Standard">| alert <text:s text:c="7"/>|</text:p>
      <text:p text:style-name="Standard">| avg <text:s text:c="9"/>|</text:p>
      <text:p text:style-name="Standard">| candidate <text:s text:c="3"/>|</text:p>
      <text:p text:style-name="Standard">| detail <text:s text:c="6"/>|</text:p>
      <text:p text:style-name="Standard">| people <text:s text:c="6"/>|</text:p>
      <text:p text:style-name="Standard">| student <text:s text:c="5"/>|</text:p>
      <text:p text:style-name="Standard">| supervisor <text:s text:c="2"/>|</text:p>
      <text:p text:style-name="Standard">+--------------+</text:p>
      <text:p text:style-name="Standard">7 rows in set (0.001 sec)</text:p>
      <text:p text:style-name="Standard"/>
      <text:p text:style-name="Standard">MariaDB [my]&gt; create table per_del(name varchar(50),age int);</text:p>
      <text:p text:style-name="Standard">Query OK, 0 rows affected (0.008 sec)</text:p>
      <text:p text:style-name="Standard"/>
      <text:p text:style-name="Standard">MariaDB [my]&gt; select *from people;</text:p>
      <text:p text:style-name="Standard">+------+---------+</text:p>
      <text:p text:style-name="Standard">| age <text:s/>| name <text:s text:c="3"/>|</text:p>
      <text:p text:style-name="Standard">+------+---------+</text:p>
      <text:p text:style-name="Standard">| <text:s text:c="3"/>0 | sid <text:s text:c="4"/>|</text:p>
      <text:p text:style-name="Standard">| <text:s text:c="2"/>30 | josh <text:s text:c="3"/>|</text:p>
      <text:p text:style-name="Standard">| <text:s text:c="2"/>25 | mansi <text:s text:c="2"/>|</text:p>
      <text:p text:style-name="Standard">| <text:s text:c="2"/>20 | khushi <text:s/>|</text:p>
      <text:p text:style-name="Standard">| <text:s text:c="2"/>21 | giriraj |</text:p>
      <text:p text:style-name="Standard">| <text:s text:c="2"/>39 | saroj <text:s text:c="2"/>|</text:p>
      <text:p text:style-name="Standard">| <text:s text:c="2"/>32 | champu <text:s/>|</text:p>
      <text:p text:style-name="Standard">| <text:s text:c="2"/>22 | tanu <text:s text:c="3"/>|</text:p>
      <text:p text:style-name="Standard">| <text:s text:c="2"/>32 | champu <text:s/>|</text:p>
      <text:p text:style-name="Standard">| <text:s text:c="2"/>22 | tanu <text:s text:c="3"/>|</text:p>
      <text:p text:style-name="Standard">| <text:s text:c="2"/>32 | champu <text:s/>|</text:p>
      <text:p text:style-name="Standard">| <text:s text:c="2"/>22 | tanu <text:s text:c="3"/>|</text:p>
      <text:p text:style-name="Standard">+------+---------+</text:p>
      <text:p text:style-name="Standard">12 rows in set (0.000 sec)</text:p>
      <text:p text:style-name="Standard"/>
      <text:p text:style-name="Standard"><text:soft-page-break/>MariaDB [my]&gt; delimiter //</text:p>
      <text:p text:style-name="Standard">MariaDB [my]&gt; create trigger per_bd before delete on people for each row insert into per_del(name,age) values (old.name,old.age);//</text:p>
      <text:p text:style-name="Standard">Query OK, 0 rows affected (0.004 sec)</text:p>
      <text:p text:style-name="Standard"/>
      <text:p text:style-name="Standard">MariaDB [my]&gt; delimiter ;</text:p>
      <text:p text:style-name="Standard">MariaDB [my]&gt; select *from people;</text:p>
      <text:p text:style-name="Standard">+------+---------+</text:p>
      <text:p text:style-name="Standard">| age <text:s/>| name <text:s text:c="3"/>|</text:p>
      <text:p text:style-name="Standard">+------+---------+</text:p>
      <text:p text:style-name="Standard">| <text:s text:c="3"/>0 | sid <text:s text:c="4"/>|</text:p>
      <text:p text:style-name="Standard">| <text:s text:c="2"/>30 | josh <text:s text:c="3"/>|</text:p>
      <text:p text:style-name="Standard">| <text:s text:c="2"/>25 | mansi <text:s text:c="2"/>|</text:p>
      <text:p text:style-name="Standard">| <text:s text:c="2"/>20 | khushi <text:s/>|</text:p>
      <text:p text:style-name="Standard">| <text:s text:c="2"/>21 | giriraj |</text:p>
      <text:p text:style-name="Standard">| <text:s text:c="2"/>39 | saroj <text:s text:c="2"/>|</text:p>
      <text:p text:style-name="Standard">| <text:s text:c="2"/>32 | champu <text:s/>|</text:p>
      <text:p text:style-name="Standard">| <text:s text:c="2"/>22 | tanu <text:s text:c="3"/>|</text:p>
      <text:p text:style-name="Standard">| <text:s text:c="2"/>32 | champu <text:s/>|</text:p>
      <text:p text:style-name="Standard">| <text:s text:c="2"/>22 | tanu <text:s text:c="3"/>|</text:p>
      <text:p text:style-name="Standard">| <text:s text:c="2"/>32 | champu <text:s/>|</text:p>
      <text:p text:style-name="Standard">| <text:s text:c="2"/>22 | tanu <text:s text:c="3"/>|</text:p>
      <text:p text:style-name="Standard">| <text:s text:c="2"/>25 | Matthew |</text:p>
      <text:p text:style-name="Standard">| <text:s text:c="2"/>20 | Mark <text:s text:c="3"/>|</text:p>
      <text:p text:style-name="Standard">+------+---------+</text:p>
      <text:p text:style-name="Standard">14 rows in set (0.001 sec)</text:p>
      <text:p text:style-name="Standard"/>
      <text:p text:style-name="Standard">MariaDB [my]&gt; select *from avg;</text:p>
      <text:p text:style-name="Standard">Empty set (0.000 sec)</text:p>
      <text:p text:style-name="Standard"/>
      <text:p text:style-name="Standard">MariaDB [my]&gt; insert into avg values(25);</text:p>
      <text:p text:style-name="Standard">Query OK, 1 row affected (0.002 sec)</text:p>
      <text:p text:style-name="Standard"/>
      <text:p text:style-name="Standard">MariaDB [my]&gt; select *from avg;</text:p>
      <text:p text:style-name="Standard">+------+</text:p>
      <text:p text:style-name="Standard">| age <text:s/>|</text:p>
      <text:p text:style-name="Standard">+------+</text:p>
      <text:p text:style-name="Standard">| <text:s text:c="2"/>25 |</text:p>
      <text:p text:style-name="Standard">+------+</text:p>
      <text:p text:style-name="Standard">1 row in set (0.000 sec)</text:p>
      <text:p text:style-name="Standard"/>
      <text:p text:style-name="Standard">MariaDB [my]&gt; delimiter //</text:p>
      <text:p text:style-name="Standard">MariaDB [my]&gt; create trigger afterpu after update</text:p>
      <text:p text:style-name="Standard"><text:s text:c="4"/>-&gt; on people</text:p>
      <text:p text:style-name="Standard"><text:s text:c="4"/>-&gt; for each row</text:p>
      <text:p text:style-name="Standard"><text:s text:c="4"/>-&gt; update avg set age = (select avg(age) from people); // </text:p>
      <text:p text:style-name="Standard">Query OK, 0 rows affected (0.004 sec)</text:p>
      <text:p text:style-name="Standard"/>
      <text:p text:style-name="Standard">MariaDB [my]&gt; delimiter ;</text:p>
      <text:p text:style-name="Standard">MariaDB [my]&gt; update people set age=21 where name='mansi';</text:p>
      <text:p text:style-name="Standard">Query OK, 1 row affected (0.007 sec)</text:p>
      <text:p text:style-name="Standard">Rows matched: 1 <text:s/>Changed: 1 <text:s/>Warnings: 0</text:p>
      <text:p text:style-name="Standard"><text:soft-page-break/></text:p>
      <text:p text:style-name="Standard">MariaDB [my]&gt; select * from avg;</text:p>
      <text:p text:style-name="Standard">+------+</text:p>
      <text:p text:style-name="Standard">| age <text:s/>|</text:p>
      <text:p text:style-name="Standard">+------+</text:p>
      <text:p text:style-name="Standard">| <text:s text:c="2"/>24 |</text:p>
      <text:p text:style-name="Standard">+------+</text:p>
      <text:p text:style-name="Standard">1 row in set (0.001 sec)</text:p>
      <text:p text:style-name="Standard"/>
      <text:p text:style-name="Standard"/>
      <text:p text:style-name="Standard">MariaDB [my]&gt; delimiter //</text:p>
      <text:p text:style-name="Standard">MariaDB [my]&gt; create trigger ad after delete</text:p>
      <text:p text:style-name="Standard"><text:s text:c="4"/>-&gt; on people</text:p>
      <text:p text:style-name="Standard"><text:s text:c="4"/>-&gt; for each row</text:p>
      <text:p text:style-name="Standard"><text:s text:c="4"/>-&gt; update avg set age = (select avg(age) from people); // </text:p>
      <text:p text:style-name="Standard">Query OK, 0 rows affected (0.004 sec)</text:p>
      <text:p text:style-name="Standard"/>
      <text:p text:style-name="Standard">MariaDB [my]&gt; delimiter ;</text:p>
      <text:p text:style-name="Standard">MariaDB [my]&gt; delete from people where name='champu';</text:p>
      <text:p text:style-name="Standard">ERROR 1146 (42S02): Table 'my.per' doesn't exist</text:p>
      <text:p text:style-name="Standard">MariaDB [my]&gt; show triggers;</text:p>
      <text:p text:style-name="Standard">+---------------------+--------+-----------+--------------------------------------------------------------------------------------------------------------------------------------------------------+--------+------------------------+-------------------------------------------------------------------------------------------+----------------+----------------------+----------------------+--------------------+</text:p>
      <text:p text:style-name="Standard">| Trigger <text:s text:c="12"/>| Event <text:s/>| Table <text:s text:c="4"/>| Statement <text:s text:c="141"/>| Timing | Created <text:s text:c="15"/>| sql_mode <text:s text:c="81"/>| Definer <text:s text:c="7"/>| character_set_client | collation_connection | Database Collation |</text:p>
      <text:p text:style-name="Standard">+---------------------+--------+-----------+--------------------------------------------------------------------------------------------------------------------------------------------------------+--------+------------------------+-------------------------------------------------------------------------------------------+----------------+----------------------+----------------------+--------------------+</text:p>
      <text:p text:style-name="Standard">| after_member_insert | INSERT | candidate | begin if new.birthdate is null then</text:p>
      <text:p text:style-name="Standard">insert into alert(canid,msg)</text:p>
      <text:p text:style-name="Standard">values(new.id,concat('hi',new.name,',please update yourdate of birth.'));</text:p>
      <text:p text:style-name="Standard">end if;</text:p>
      <text:p text:style-name="Standard">end | AFTER <text:s/>| 2021-11-20 14:45:42.60 | STRICT_TRANS_TABLES,ERROR_FOR_DIVISION_BY_ZERO,NO_AUTO_CREATE_USER,NO_ENGINE_SUBSTITUTION | root@localhost | utf8mb4 <text:s text:c="13"/>| utf8mb4_general_ci <text:s text:c="2"/>| latin1_swedish_ci <text:s/>|</text:p>
      <text:p text:style-name="Standard">| agecheck <text:s text:c="11"/>| INSERT | people <text:s text:c="3"/>| if new.age&lt;0 </text:p>
      <text:p text:style-name="Standard">then set new.age =0; </text:p>
      <text:p text:style-name="Standard">end if <text:s text:c="108"/>| BEFORE | 2021-11-20 13:57:38.67 | STRICT_TRANS_TABLES,ERROR_FOR_DIVISION_BY_ZERO,NO_AUTO_CREATE_USER,NO_ENGINE_SUBSTITUTION | root@localhost | utf8mb4 <text:s text:c="13"/>| utf8mb4_general_ci <text:s text:c="2"/>| latin1_swedish_ci <text:s/>|</text:p>
      <text:p text:style-name="Standard">| people_bu <text:s text:c="10"/>| UPDATE | people <text:s text:c="3"/>| if new.age&lt;18 then signal sqlstate '50002' set message_text='person must be older than 18.'; end if <text:s text:c="51"/>| BEFORE | 2021-11-20 15:21:37.02 | <text:soft-page-break/>STRICT_TRANS_TABLES,ERROR_FOR_DIVISION_BY_ZERO,NO_AUTO_CREATE_USER,NO_ENGINE_SUBSTITUTION | root@localhost | utf8mb4 <text:s text:c="13"/>| utf8mb4_general_ci <text:s text:c="2"/>| latin1_swedish_ci <text:s/>|</text:p>
      <text:p text:style-name="Standard">| person_au <text:s text:c="10"/>| UPDATE | people <text:s text:c="3"/>| update avg set age = (select avg(age) from people) <text:s text:c="100"/>| AFTER <text:s/>| 2021-11-20 15:29:28.09 | STRICT_TRANS_TABLES,ERROR_FOR_DIVISION_BY_ZERO,NO_AUTO_CREATE_USER,NO_ENGINE_SUBSTITUTION | root@localhost | utf8mb4 <text:s text:c="13"/>| utf8mb4_general_ci <text:s text:c="2"/>| latin1_swedish_ci <text:s/>|</text:p>
      <text:p text:style-name="Standard">| person_aut <text:s text:c="9"/>| UPDATE | people <text:s text:c="3"/>| UPDATE avg SET age = (SELECT AVG(age) FROM people) <text:s text:c="100"/>| AFTER <text:s/>| 2021-11-23 17:45:28.88 | STRICT_TRANS_TABLES,ERROR_FOR_DIVISION_BY_ZERO,NO_AUTO_CREATE_USER,NO_ENGINE_SUBSTITUTION | root@localhost | utf8mb4 <text:s text:c="13"/>| utf8mb4_general_ci <text:s text:c="2"/>| latin1_swedish_ci <text:s/>|</text:p>
      <text:p text:style-name="Standard">| afterpu <text:s text:c="12"/>| UPDATE | people <text:s text:c="3"/>| update avg set age = (select avg(age) from people) <text:s text:c="100"/>| AFTER <text:s/>| 2021-11-23 17:53:00.50 | STRICT_TRANS_TABLES,ERROR_FOR_DIVISION_BY_ZERO,NO_AUTO_CREATE_USER,NO_ENGINE_SUBSTITUTION | root@localhost | utf8mb4 <text:s text:c="13"/>| utf8mb4_general_ci <text:s text:c="2"/>| latin1_swedish_ci <text:s/>|</text:p>
      <text:p text:style-name="Standard">| people_bd <text:s text:c="10"/>| DELETE | people <text:s text:c="3"/>| insert into per(age,name) values(old.age,old.name) <text:s text:c="100"/>| BEFORE | 2021-11-20 15:45:54.41 | STRICT_TRANS_TABLES,ERROR_FOR_DIVISION_BY_ZERO,NO_AUTO_CREATE_USER,NO_ENGINE_SUBSTITUTION | root@localhost | utf8mb4 <text:s text:c="13"/>| utf8mb4_general_ci <text:s text:c="2"/>| latin1_swedish_ci <text:s/>|</text:p>
      <text:p text:style-name="Standard">| people_bdo <text:s text:c="9"/>| DELETE | people <text:s text:c="3"/>| insert into per(age,name) values(old.age,old.name) <text:s text:c="100"/>| BEFORE | 2021-11-20 15:49:31.47 | STRICT_TRANS_TABLES,ERROR_FOR_DIVISION_BY_ZERO,NO_AUTO_CREATE_USER,NO_ENGINE_SUBSTITUTION | root@localhost | utf8mb4 <text:s text:c="13"/>| utf8mb4_general_ci <text:s text:c="2"/>| latin1_swedish_ci <text:s/>|</text:p>
      <text:p text:style-name="Standard">| people_bod <text:s text:c="9"/>| DELETE | people <text:s text:c="3"/>| insert into pere(age,name) values(old.age,old.name) <text:s text:c="99"/>| BEFORE | 2021-11-20 15:51:13.40 | STRICT_TRANS_TABLES,ERROR_FOR_DIVISION_BY_ZERO,NO_AUTO_CREATE_USER,NO_ENGINE_SUBSTITUTION | root@localhost | utf8mb4 <text:s text:c="13"/>| utf8mb4_general_ci <text:s text:c="2"/>| latin1_swedish_ci <text:s/>|</text:p>
      <text:p text:style-name="Standard">| per_bd <text:s text:c="13"/>| DELETE | people <text:s text:c="3"/>| insert into per_del(name,age) values (old.name,old.age) <text:s text:c="95"/>| BEFORE | 2021-11-20 15:57:54.25 | STRICT_TRANS_TABLES,ERROR_FOR_DIVISION_BY_ZERO,NO_AUTO_CREATE_USER,NO_ENGINE_SUBSTITUTION | root@localhost | utf8mb4 <text:s text:c="13"/>| utf8mb4_general_ci <text:s text:c="2"/>| latin1_swedish_ci <text:s/>|</text:p>
      <text:p text:style-name="Standard">| ad <text:s text:c="17"/>| DELETE | people <text:s text:c="3"/>| update avg set age = (select avg(age) from people) <text:s text:c="100"/>| AFTER <text:s/>| 2021-11-23 17:59:15.49 | STRICT_TRANS_TABLES,ERROR_FOR_DIVISION_BY_ZERO,NO_AUTO_CREATE_USER,NO_ENGINE_SUBSTITUTION | root@localhost | utf8mb4 <text:s text:c="13"/>| utf8mb4_general_ci <text:s text:c="2"/>| latin1_swedish_ci <text:s/>|</text:p>
      <text:p text:style-name="Standard">+---------------------+--------+-----------+--------------------------------------------------------------------------------------------------------------------------------------------------------+--------+------------------------+-------------------------------------------------------------------------------------------+----------------+----------------------+----------------------+--------------------+</text:p>
      <text:p text:style-name="Standard">11 rows in set (0.003 sec)</text:p>
      <text:p text:style-name="Standard"/>
      <text:p text:style-name="Standard">MariaDB [my]&gt; drop trigger per_bd;</text:p>
      <text:p text:style-name="Standard"><text:soft-page-break/>Query OK, 0 rows affected (0.003 sec)</text:p>
      <text:p text:style-name="Standard"/>
      <text:p text:style-name="Standard">MariaDB [my]&gt; drop trigger people_bod;</text:p>
      <text:p text:style-name="Standard">Query OK, 0 rows affected (0.004 sec)</text:p>
      <text:p text:style-name="Standard"/>
      <text:p text:style-name="Standard">MariaDB [my]&gt; drop trigger people_bd;</text:p>
      <text:p text:style-name="Standard">Query OK, 0 rows affected (0.004 sec)</text:p>
      <text:p text:style-name="Standard"/>
      <text:p text:style-name="Standard">MariaDB [my]&gt; drop trigger people_bdo;</text:p>
      <text:p text:style-name="Standard">Query OK, 0 rows affected (0.004 sec)</text:p>
      <text:p text:style-name="Standard"/>
      <text:p text:style-name="Standard">MariaDB [my]&gt; delete from people where name='champu';</text:p>
      <text:p text:style-name="Standard">Query OK, 3 rows affected (0.004 sec)</text:p>
      <text:p text:style-name="Standard"/>
      <text:p text:style-name="Standard">MariaDB [my]&gt; select * from avg;</text:p>
      <text:p text:style-name="Standard">+------+</text:p>
      <text:p text:style-name="Standard">| age <text:s/>|</text:p>
      <text:p text:style-name="Standard">+------+</text:p>
      <text:p text:style-name="Standard">| <text:s text:c="2"/>22 |</text:p>
      <text:p text:style-name="Standard">+------+</text:p>
      <text:p text:style-name="Standard">1 row in set (0.000 sec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20T16:01:03.704434447</meta:creation-date>
    <dc:date>2021-11-23T18:05:47.426445186</dc:date>
    <meta:editing-duration>PT9M18S</meta:editing-duration>
    <meta:editing-cycles>9</meta:editing-cycles>
    <meta:generator>LibreOffice/6.0.7.3$Linux_X86_64 LibreOffice_project/00m0$Build-3</meta:generator>
    <meta:document-statistic meta:table-count="0" meta:image-count="0" meta:object-count="0" meta:page-count="14" meta:paragraph-count="502" meta:word-count="3816" meta:character-count="27792" meta:non-whitespace-character-count="22061"/>
  </office:meta>
</office:document-meta>
</file>